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2.629cm"/>
    </style:style>
    <style:style style:name="pr5" style:family="presentation" style:parent-style-name="Padrã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408080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ba2121" fo:font-size="12pt" style:font-size-asian="12pt" style:font-size-complex="12pt"/>
    </style:style>
    <style:style style:name="T12" style:family="text">
      <style:text-properties fo:color="#408080"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2</text:span></text:p>
            <text:p><text:span text:style-name="T2">Projeto Calculadora</text:span></text:p>
            <text:p><text:span text:style-name="T2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3">Projeto Calculado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4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3" draw:text-style-name="P5" draw:layer="layout" svg:width="17.831cm" svg:height="8.783cm" svg:x="2.454cm" svg:y="6.174cm">
          <draw:text-box>
            <text:p><text:span text:style-name="T4">import</text:span><text:span text:style-name="T5"> React,{Component} from </text:span><text:span text:style-name="T6">'react'</text:span></text:p>
            <text:p><text:span text:style-name="T4">import</text:span><text:span text:style-name="T5"> </text:span><text:span text:style-name="T6">'./Calculator.css'</text:span></text:p>
            <text:p><text:span text:style-name="T5"/></text:p>
            <text:p><text:span text:style-name="T4">export</text:span><text:span text:style-name="T5"> </text:span><text:span text:style-name="T4">default</text:span><text:span text:style-name="T5"> </text:span><text:span text:style-name="T4">class</text:span><text:span text:style-name="T5"> Calculator </text:span><text:span text:style-name="T4">extends</text:span><text:span text:style-name="T5"> Component{</text:span></text:p>
            <text:p><text:span text:style-name="T5"><text:s text:c="4"/></text:span><text:span text:style-name="T5">render(){</text:span></text:p>
            <text:p><text:span text:style-name="T5"><text:s text:c="8"/></text:span><text:span text:style-name="T4">return</text:span><text:span text:style-name="T5">(</text:span></text:p>
            <text:p><text:span text:style-name="T5"><text:s text:c="12"/></text:span><text:span text:style-name="T7">&lt;</text:span><text:span text:style-name="T5">div className</text:span><text:span text:style-name="T7">=</text:span><text:span text:style-name="T6">'calculator'</text:span><text:span text:style-name="T7">&gt;</text:span></text:p>
            <text:p><text:span text:style-name="T5"><text:s text:c="16"/></text:span><text:span text:style-name="T5">teste</text:span></text:p>
            <text:p><text:span text:style-name="T5"><text:s text:c="12"/></text:span><text:span text:style-name="T7">&lt;</text:span><text:span text:style-name="T5">/div&gt;</text:span></text:p>
            <text:p><text:span text:style-name="T5"><text:s text:c="8"/></text:span><text:span text:style-name="T5">)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4" draw:text-style-name="P5" draw:layer="layout" svg:width="21.742cm" svg:height="5.939cm" svg:x="2.837cm" svg:y="5.599cm">
          <draw:text-box>
            <text:p><text:span text:style-name="T5">.calculator {</text:span></text:p>
            <text:p><text:span text:style-name="T5"><text:s text:c="4"/></text:span><text:span text:style-name="T5">height</text:span><text:span text:style-name="T7">:</text:span><text:span text:style-name="T5"> </text:span><text:span text:style-name="T7">320</text:span><text:span text:style-name="T5">px;</text:span></text:p>
            <text:p><text:span text:style-name="T5"><text:s text:c="4"/></text:span><text:span text:style-name="T5">width</text:span><text:span text:style-name="T7">:</text:span><text:span text:style-name="T5"> </text:span><text:span text:style-name="T7">235</text:span><text:span text:style-name="T5">px;</text:span></text:p>
            <text:p><text:span text:style-name="T5"><text:s text:c="4"/></text:span><text:span text:style-name="T5">border</text:span><text:span text:style-name="T7">-</text:span><text:span text:style-name="T5">radius</text:span><text:span text:style-name="T7">:</text:span><text:span text:style-name="T5"> </text:span><text:span text:style-name="T7">5</text:span><text:span text:style-name="T5">px; </text:span><text:span text:style-name="T8">/* arredondamento na bordas */</text:span></text:p>
            <text:p><text:span text:style-name="T5"><text:s text:c="4"/></text:span><text:span text:style-name="T5">overflow</text:span><text:span text:style-name="T7">:</text:span><text:span text:style-name="T5"> hidden; </text:span><text:span text:style-name="T8">/*https://www.w3schools.com/css/css_overflow.asp*/</text:span></text:p>
            <text:p><text:span text:style-name="T5"><text:s text:c="4"/></text:span><text:span text:style-name="T5">background</text:span><text:span text:style-name="T7">-</text:span><text:span text:style-name="T5">color</text:span><text:span text:style-name="T7">:</text:span><text:span text:style-name="T5"> red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5" draw:text-style-name="P6" draw:layer="layout" svg:width="21.205cm" svg:height="9.257cm" svg:x="2.032cm" svg:y="5.637cm">
          <draw:text-box>
            <text:p><text:span text:style-name="T9">@font</text:span><text:span text:style-name="T10">-</text:span><text:span text:style-name="T9">face {</text:span></text:p>
            <text:p><text:span text:style-name="T9"><text:s text:c="2"/></text:span><text:span text:style-name="T9">font</text:span><text:span text:style-name="T10">-</text:span><text:span text:style-name="T9">family</text:span><text:span text:style-name="T10">:</text:span><text:span text:style-name="T9"> </text:span><text:span text:style-name="T11">'RobotoMono'</text:span><text:span text:style-name="T9">; </text:span><text:span text:style-name="T12">/* nome qualquer */</text:span></text:p>
            <text:p><text:span text:style-name="T9"><text:s text:c="2"/></text:span><text:span text:style-name="T9">src</text:span><text:span text:style-name="T10">:</text:span><text:span text:style-name="T9"> url(</text:span><text:span text:style-name="T11">'./fonts/RobotoMono-Thin.ttf'</text:span><text:span text:style-name="T9">); </text:span><text:span text:style-name="T12">/* onde está a fonte */</text:span></text:p>
            <text:p><text:span text:style-name="T9">} </text:span><text:span text:style-name="T12">/* https://developer.mozilla.org/pt-BR/docs/Web/CSS/@font-face */</text:span></text:p>
            <text:p><text:span text:style-name="T9"/></text:p>
            <text:p><text:span text:style-name="T10">*</text:span><text:span text:style-name="T9"> {</text:span></text:p>
            <text:p><text:span text:style-name="T9"><text:s text:c="2"/></text:span><text:span text:style-name="T9">font</text:span><text:span text:style-name="T10">-</text:span><text:span text:style-name="T9">family</text:span><text:span text:style-name="T10">:</text:span><text:span text:style-name="T9"> </text:span><text:span text:style-name="T11">'RobotoMono'</text:span><text:span text:style-name="T9">, monospace;</text:span></text:p>
            <text:p><text:span text:style-name="T9">} </text:span><text:span text:style-name="T12">/* define que todas as classes usarão essa fonte */</text:span></text:p>
            <text:p><text:span text:style-name="T9"/></text:p>
            <text:p><text:span text:style-name="T9">body {</text:span></text:p>
            <text:p><text:span text:style-name="T9"><text:s text:c="2"/></text:span><text:span text:style-name="T9">display</text:span><text:span text:style-name="T10">:</text:span><text:span text:style-name="T9"> flex; </text:span><text:span text:style-name="T12">/* https://www.w3schools.com/css/css3_flexbox.asp */</text:span></text:p>
            <text:p><text:span text:style-name="T9"><text:s text:c="2"/></text:span><text:span text:style-name="T9">height</text:span><text:span text:style-name="T10">:</text:span><text:span text:style-name="T9"> </text:span><text:span text:style-name="T10">100</text:span><text:span text:style-name="T9">vh; </text:span><text:span text:style-name="T12">/* vh-&gt; 1/100 da altura do navegador */</text:span></text:p>
            <text:p><text:span text:style-name="T9"><text:s text:c="2"/></text:span><text:span text:style-name="T9">justify</text:span><text:span text:style-name="T10">-</text:span><text:span text:style-name="T9">content</text:span><text:span text:style-name="T10">:</text:span><text:span text:style-name="T9"> center;</text:span></text:p>
            <text:p><text:span text:style-name="T9"><text:s text:c="2"/></text:span><text:span text:style-name="T9">align</text:span><text:span text:style-name="T10">-</text:span><text:span text:style-name="T9">items</text:span><text:span text:style-name="T10">:</text:span><text:span text:style-name="T9"> center;</text:span></text:p>
            <text:p><text:span text:style-name="T9"><text:s text:c="2"/></text:span><text:span text:style-name="T9">text</text:span><text:span text:style-name="T10">-</text:span><text:span text:style-name="T9">align</text:span><text:span text:style-name="T10">:</text:span><text:span text:style-name="T9"> center;</text:span></text:p>
            <text:p><text:span text:style-name="T9"/></text:p>
            <text:p><text:span text:style-name="T9"><text:s text:c="2"/></text:span><text:span text:style-name="T9">color</text:span><text:span text:style-name="T10">:</text:span><text:span text:style-name="T9"> #fff;</text:span></text:p>
            <text:p><text:span text:style-name="T9"><text:s text:c="2"/></text:span><text:span text:style-name="T9">background</text:span><text:span text:style-name="T10">-</text:span><text:span text:style-name="T9">color</text:span><text:span text:style-name="T10">:</text:span><text:span text:style-name="T9"> #c0c0c0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3" draw:text-style-name="P5" draw:layer="layout" svg:width="15.951cm" svg:height="8.783cm" svg:x="2.646cm" svg:y="5.522cm">
          <draw:text-box>
            <text:p><text:span text:style-name="T4">import</text:span><text:span text:style-name="T5"> React from </text:span><text:span text:style-name="T6">'react'</text:span><text:span text:style-name="T5">;</text:span></text:p>
            <text:p><text:span text:style-name="T4">import</text:span><text:span text:style-name="T5"> ReactDOM from </text:span><text:span text:style-name="T6">'react-dom'</text:span><text:span text:style-name="T5">;</text:span></text:p>
            <text:p><text:span text:style-name="T4">import</text:span><text:span text:style-name="T5"> </text:span><text:span text:style-name="T6">'./index.css'</text:span><text:span text:style-name="T5">;</text:span></text:p>
            <text:p><text:span text:style-name="T4">import</text:span><text:span text:style-name="T5"> Calculator from </text:span><text:span text:style-name="T6">'./main/Calculator'</text:span><text:span text:style-name="T5">;</text:span></text:p>
            <text:p><text:span text:style-name="T4">import</text:span><text:span text:style-name="T5"> </text:span><text:span text:style-name="T7">*</text:span><text:span text:style-name="T5"> as serviceWorker from </text:span><text:span text:style-name="T6">'./serviceWorker'</text:span><text:span text:style-name="T5">;</text:span></text:p>
            <text:p><text:span text:style-name="T5"/></text:p>
            <text:p><text:span text:style-name="T5">ReactDOM.render(</text:span></text:p>
            <text:p><text:span text:style-name="T5"><text:s text:c="4"/></text:span><text:span text:style-name="T7">&lt;</text:span><text:span text:style-name="T5">div</text:span><text:span text:style-name="T7">&gt;</text:span></text:p>
            <text:p><text:span text:style-name="T5"><text:s text:c="8"/></text:span><text:span text:style-name="T7">&lt;</text:span><text:span text:style-name="T5">h2</text:span><text:span text:style-name="T7">&gt;</text:span><text:span text:style-name="T5">Calculator</text:span><text:span text:style-name="T7">&lt;</text:span><text:span text:style-name="T5">/h2&gt;</text:span></text:p>
            <text:p><text:span text:style-name="T5"><text:s text:c="8"/></text:span><text:span text:style-name="T7">&lt;</text:span><text:span text:style-name="T5">Calculator </text:span><text:span text:style-name="T7">/&gt;</text:span></text:p>
            <text:p><text:span text:style-name="T5"><text:s text:c="4"/></text:span><text:span text:style-name="T7">&lt;</text:span><text:span text:style-name="T5">/div&gt;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><text:span text:style-name="T3">Parte 2</text:span></text:p>
            <text:p><text:span text:style-name="T13">Criando os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6" draw:text-style-name="P5" draw:layer="layout" svg:width="20.055cm" svg:height="3.806cm" svg:x="2.377cm" svg:y="5.867cm">
          <draw:text-box>
            <text:p>import React from 'react'</text:p>
            <text:p>import './Button.css'</text:p>
            <text:p/>
            <text:p>export default props=&gt;</text:p>
            <text:p><text:s text:c="4"/>&lt;button className='button'&gt;{props.label}&lt;/butt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7" draw:text-style-name="P5" draw:layer="layout" svg:width="19.901cm" svg:height="9.494cm" svg:x="2.799cm" svg:y="5.397cm">
          <draw:text-box>
            <text:p>:root {</text:p>
            <text:p><text:s text:c="4"/>--bg-button: #f0f0f0;</text:p>
            <text:p><text:s text:c="4"/>--border-button: solid 1px #888;</text:p>
            <text:p>}</text:p>
            <text:p/>
            <text:p>.button {</text:p>
            <text:p><text:s text:c="4"/>font-size: 1.4em;</text:p>
            <text:p><text:s text:c="4"/>background-color: var(--bg-button);</text:p>
            <text:p><text:s text:c="4"/>border: none;</text:p>
            <text:p><text:s text:c="4"/>border-right: <text:s/>var(--border-button);</text:p>
            <text:p><text:s text:c="4"/>border-bottom: var(--border-button);</text:p>
            <text:p><text:s text:c="4"/>outline: none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8" draw:text-style-name="P7" draw:layer="layout" svg:width="10.43cm" svg:height="12.027cm" svg:x="11.043cm" svg:y="3.273cm">
          <draw:text-box>
            <text:p><text:span text:style-name="T14">... <text:s text:c="2"/></text:span></text:p>
            <text:p><text:span text:style-name="T14"><text:s/></text:span><text:span text:style-name="T14">render(){</text:span></text:p>
            <text:p><text:span text:style-name="T14"><text:s text:c="8"/></text:span><text:span text:style-name="T14">return(</text:span></text:p>
            <text:p><text:span text:style-name="T14"><text:s text:c="12"/></text:span><text:span text:style-name="T14">&lt;div className='calculator'&gt;</text:span></text:p>
            <text:p><text:span text:style-name="T14"><text:s text:c="16"/></text:span><text:span text:style-name="T14">&lt;Button label='AC'/&gt;</text:span></text:p>
            <text:p><text:span text:style-name="T14"><text:s text:c="16"/></text:span><text:span text:style-name="T14">&lt;Button label='/'/&gt;</text:span></text:p>
            <text:p><text:span text:style-name="T14"><text:s text:c="16"/></text:span><text:span text:style-name="T14">&lt;Button label='7'/&gt;</text:span></text:p>
            <text:p><text:span text:style-name="T14"><text:s text:c="16"/></text:span><text:span text:style-name="T14">&lt;Button label='8'/&gt;</text:span></text:p>
            <text:p><text:span text:style-name="T14"><text:s text:c="16"/></text:span><text:span text:style-name="T14">&lt;Button label='9'/&gt;</text:span></text:p>
            <text:p><text:span text:style-name="T14"><text:s text:c="16"/></text:span><text:span text:style-name="T14">&lt;Button label='*'/&gt;</text:span></text:p>
            <text:p><text:span text:style-name="T14"><text:s text:c="16"/></text:span><text:span text:style-name="T14">&lt;Button label='4'/&gt;</text:span></text:p>
            <text:p><text:span text:style-name="T14"><text:s text:c="16"/></text:span><text:span text:style-name="T14">&lt;Button label='5'/&gt;</text:span></text:p>
            <text:p><text:span text:style-name="T14"><text:s text:c="16"/></text:span><text:span text:style-name="T14">&lt;Button label='6'/&gt;</text:span></text:p>
            <text:p><text:span text:style-name="T14"><text:s text:c="16"/></text:span><text:span text:style-name="T14">&lt;Button label='-'/&gt;</text:span></text:p>
            <text:p><text:span text:style-name="T14"><text:s text:c="16"/></text:span><text:span text:style-name="T14">&lt;Button label='1'/&gt;</text:span></text:p>
            <text:p><text:span text:style-name="T14"><text:s text:c="16"/></text:span><text:span text:style-name="T14">&lt;Button label='2'/&gt;</text:span></text:p>
            <text:p><text:span text:style-name="T14"><text:s text:c="16"/></text:span><text:span text:style-name="T14">&lt;Button label='3'/&gt;</text:span></text:p>
            <text:p><text:span text:style-name="T14"><text:s text:c="16"/></text:span><text:span text:style-name="T14">&lt;Button label='+'/&gt;</text:span></text:p>
            <text:p><text:span text:style-name="T14"><text:s text:c="16"/></text:span><text:span text:style-name="T14">&lt;Button label='0'/&gt;</text:span></text:p>
            <text:p><text:span text:style-name="T14"><text:s text:c="16"/></text:span><text:span text:style-name="T14">&lt;Button label='.'/&gt;</text:span></text:p>
            <text:p><text:span text:style-name="T14"><text:s text:c="16"/></text:span><text:span text:style-name="T14">&lt;Button label='='/&gt;</text:span></text:p>
            <text:p><text:span text:style-name="T14"><text:s text:c="12"/></text:span><text:span text:style-name="T14">&lt;/div&gt;</text:span></text:p>
            <text:p><text:span text:style-name="T14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7" draw:text-style-name="P5" draw:layer="layout" svg:width="23.008cm" svg:height="9.494cm" svg:x="2.607cm" svg:y="5.445cm">
          <draw:text-box>
            <text:p>.calculator {</text:p>
            <text:p><text:s text:c="4"/>height: 320px;</text:p>
            <text:p><text:s text:c="4"/>width: 235px;</text:p>
            <text:p><text:s text:c="4"/>border-radius: 5px; /* arredondamento na bordas */</text:p>
            <text:p><text:s text:c="4"/>overflow: hidden; /*https://www.w3schools.com/css/css_overflow.asp*/</text:p>
            <text:p><text:s text:c="4"/>background-color: red;</text:p>
            <text:p/>
            <text:p><text:s text:c="4"/><text:span text:style-name="T3">/*para o final*/</text:span></text:p>
            <text:p><text:span text:style-name="T3"><text:s text:c="4"/></text:span><text:span text:style-name="T3">display: grid;</text:span></text:p>
            <text:p><text:span text:style-name="T3"><text:s text:c="4"/></text:span><text:span text:style-name="T3">grid-template-columns: repeat(4,25%);</text:span></text:p>
            <text:p><text:span text:style-name="T3"><text:s text:c="4"/></text:span><text:span text:style-name="T3">grid-template-rows: 48px 48px 48px 48px 48px /*repeat(5,48px)*/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><text:span text:style-name="T3">Parte 3</text:span></text:p>
            <text:p><text:span text:style-name="T13">Componente Displ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6" draw:text-style-name="P5" draw:layer="layout" svg:width="18.559cm" svg:height="3.806cm" svg:x="2.531cm" svg:y="5.637cm">
          <draw:text-box>
            <text:p>import React from 'react'</text:p>
            <text:p>import './Display.css'</text:p>
            <text:p/>
            <text:p>export default props=&gt;</text:p>
            <text:p><text:s text:c="4"/>&lt;div className='display'&gt;{props.value}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9" draw:text-style-name="P5" draw:layer="layout" svg:width="17.37cm" svg:height="8.072cm" svg:x="5.215cm" svg:y="6.059cm">
          <draw:text-box>
            <text:p>.display {</text:p>
            <text:p><text:s text:c="4"/>grid-column: span 4;</text:p>
            <text:p><text:s text:c="4"/>background-color: #0004;</text:p>
            <text:p/>
            <text:p><text:s text:c="4"/>display: flex;</text:p>
            <text:p><text:s text:c="4"/>justify-content: flex-end;</text:p>
            <text:p><text:s text:c="4"/>align-items: center;</text:p>
            <text:p><text:s text:c="4"/>padding: 20px;</text:p>
            <text:p><text:s text:c="4"/>font-size: 2.0em;</text:p>
            <text:p><text:s text:c="4"/>overflow: hidden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0" draw:text-style-name="P5" draw:layer="layout" svg:width="20.822cm" svg:height="2.384cm" svg:x="4.026cm" svg:y="5.982cm">
          <draw:text-box>
            <text:p>...</text:p>
            <text:p>grid-template-rows: <text:span text:style-name="T3">1fr</text:span> 48px 48px 48px 48px 48px /*repeat(5,48px)*/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4</text:span></text:p>
            <text:p>Melhorando os Botõ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s próximos passos são:</text:p>
                <text:list>
                  <text:list-item>
                    <text:p>criar estilos para diferentes tipos de botões (operações e dígitos)</text:p>
                  </text:list-item>
                  <text:list-item>
                    <text:p>capturar, via função interna, o botão clicado (seu labe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5H22M46S</meta:editing-duration>
    <meta:editing-cycles>204</meta:editing-cycles>
    <meta:generator>LibreOffice/6.0.7.3$Linux_X86_64 LibreOffice_project/00m0$Build-3</meta:generator>
    <dc:title>DNA</dc:title>
    <meta:initial-creator>Jefferson de Carvalho Silva</meta:initial-creator>
    <dc:date>2020-03-17T16:21:38.580842423</dc:date>
    <dc:creator>Jefferson de Carvalho Silva</dc:creator>
    <meta:document-statistic meta:object-count="139"/>
  </office:meta>
</office:document-meta>
</file>